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640000004B0EC954AE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subtitle">
      <style:graphic-properties draw:fill-color="#ffffff" fo:min-height="7.648cm"/>
    </style:style>
    <style:style style:name="pr3" style:family="presentation" style:parent-style-name="harmaa2-notes">
      <style:graphic-properties draw:fill-color="#ffffff" draw:auto-grow-height="true" fo:min-height="13.365cm"/>
    </style:style>
    <style:style style:name="pr4" style:family="presentation" style:parent-style-name="harmaa2-title">
      <style:graphic-properties fo:min-height="3.506cm"/>
    </style:style>
    <style:style style:name="pr5" style:family="presentation" style:parent-style-name="harmaa2-outline1">
      <style:graphic-properties fo:min-height="13.859cm"/>
    </style:style>
    <style:style style:name="pr6" style:family="presentation" style:parent-style-name="harmaa2-notes">
      <style:graphic-properties draw:fill-color="#ffffff" fo:min-height="13.364cm"/>
    </style:style>
    <style:style style:name="pr7" style:family="presentation" style:parent-style-name="harmaa2-title">
      <style:graphic-properties draw:auto-grow-height="true"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color="#ffffff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reparatório para a OBI</text:p>
          </draw:text-box>
        </draw:frame>
        <draw:frame presentation:style-name="pr2" draw:text-style-name="P2" draw:layer="layout" svg:width="7.099cm" svg:height="7.648cm" svg:x="19.5cm" svg:y="11cm" presentation:class="subtitle" presentation:user-transformed="true">
          <draw:text-box>
            <text:p><text:span text:style-name="T1">PET-ECO</text:span></text:p>
            <text:p><text:span text:style-name="T1">23/05/2012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tícia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ova neste sábado 13h. Não se atrasem!</text:p>
              </text:list-item>
              <text:list-item>
                <text:p>Aulas desta semana até a hora que vocês quiserem.</text:p>
                <text:p/>
              </text:list-item>
              <text:list-item>
                <text:p>Quarta busca em nível.</text:p>
              </text:list-item>
              <text:list-item>
                <text:p>Sexta exercícios com a ajuda do Leonardo.</text:p>
              </text:list-item>
              <text:list-item>
                <text:p>Teremos aula sábado de manhã? (vocês decidem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visão Busca Em Níve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Quarta no horário da aula estará pronto</text:p>
                <text:p/>
              </text:list-item>
              <text:list-item>
                <text:p>Ver lobo.cpp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oblemas Busca em Nível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olorindo (2011)</text:p>
              </text:list-item>
              <text:list-item>
                <text:p>Lobo Mal(2006)</text:p>
              </text:list-item>
              <text:list-item>
                <text:p>Orkut (2004)</text:p>
              </text:list-item>
              <text:list-item>
                <text:p>Duende Perdido (2005)</text:p>
              </text:list-item>
              <text:list-item>
                <text:p>Uiquipédia (2007)</text:p>
              </text:list-item>
              <text:list-item>
                <text:p>Bomba (2012 - Nível 2)</text:p>
              </text:list-item>
              <text:list-item>
                <text:p>Disponíveis em ExercíciosBuscaNível.pdf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úmero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12-03-30T14:47:09</meta:creation-date>
    <dc:language>fi-FI</dc:language>
    <meta:editing-cycles>90</meta:editing-cycles>
    <meta:editing-duration>PT12H48M7S</meta:editing-duration>
    <meta:initial-creator>Ricardo Costa</meta:initial-creator>
    <dc:date>2012-05-23T02:02:40</dc:date>
    <dc:creator>Ricardo Costa</dc:creator>
    <meta:document-statistic meta:object-count="4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Grey.otp"/>
  </office:meta>
</office:document-meta>
</file>